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mic Sans MS1" svg:font-family="'Comic Sans M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style:font-name="Comic Sans MS" fo:font-size="12pt" style:font-name-asian="Comic Sans MS1" style:font-size-asian="12pt" style:font-name-complex="Comic Sans MS1" style:font-size-complex="12pt"/>
    </style:style>
    <style:style style:name="P3" style:family="paragraph" style:parent-style-name="Standard" style:master-page-name="Standard">
      <style:paragraph-properties fo:margin-top="0in" fo:margin-bottom="0.1945in" loext:contextual-spacing="false" fo:line-height="100%" fo:text-align="center" style:justify-single-word="false" style:page-number="1"/>
    </style:style>
    <style:style style:name="P4" style:family="paragraph" style:parent-style-name="Standard">
      <style:paragraph-properties fo:margin-top="0in" fo:margin-bottom="0in" loext:contextual-spacing="false" fo:line-height="100%"/>
      <style:text-properties style:font-name="Comic Sans MS" fo:font-size="12pt" style:font-name-asian="Comic Sans MS1" style:font-size-asian="12pt" style:font-name-complex="Comic Sans MS1" style:font-size-complex="12pt"/>
    </style:style>
    <style:style style:name="P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6"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139in" fo:margin-bottom="0in" loext:contextual-spacing="false" fo:line-height="100%" fo:text-align="start" style:justify-single-word="false" fo:keep-together="always" fo:orphans="2" fo:widows="2" fo:text-indent="0in" style:auto-text-indent="false" fo:break-before="auto" fo:break-after="auto" fo:padding="0in" fo:border="none" fo:keep-with-next="always"/>
    </style:style>
    <style:style style:name="T1" style:family="text">
      <style:text-properties style:font-name="Comic Sans MS" fo:font-size="16pt" fo:font-weight="bold" style:font-name-asian="Comic Sans MS1" style:font-size-asian="16pt" style:font-weight-asian="bold" style:font-name-complex="Comic Sans MS1" style:font-size-complex="16pt"/>
    </style:style>
    <style:style style:name="T2" style:family="text">
      <style:text-properties style:font-name="Comic Sans MS" fo:font-size="12pt" fo:font-weight="bold" style:font-name-asian="Comic Sans MS1" style:font-size-asian="12pt" style:font-weight-asian="bold" style:font-name-complex="Comic Sans MS1" style:font-size-complex="12pt"/>
    </style:style>
    <style:style style:name="T3" style:family="text">
      <style:text-properties style:font-name="Comic Sans MS" fo:font-size="12pt" style:font-name-asian="Comic Sans MS1" style:font-size-asian="12pt" style:font-name-complex="Comic Sans MS1" style:font-size-complex="12pt"/>
    </style:style>
    <style:style style:name="T4" style:family="text">
      <style:text-properties style:font-name="Comic Sans MS" fo:font-size="12pt" fo:font-style="italic" style:font-name-asian="Comic Sans MS1" style:font-size-asian="12pt" style:font-style-asian="italic" style:font-name-complex="Comic Sans MS1" style:font-size-complex="12pt"/>
    </style:style>
    <style:style style:name="T5" style:family="text">
      <style:text-properties style:font-name="Comic Sans MS" fo:font-size="12pt" style:text-underline-style="none" style:font-name-asian="Comic Sans MS1" style:font-size-asian="12pt" style:font-name-complex="Comic Sans MS1" style:font-size-complex="12pt"/>
    </style:style>
    <style:style style:name="T6" style:family="text">
      <style:text-properties fo:font-variant="normal" fo:text-transform="none" style:text-line-through-style="none" style:text-line-through-type="none" style:text-position="0% 100%" style:font-name="Comic Sans MS" fo:font-size="12pt" fo:font-style="normal" style:text-underline-style="none" style:font-name-asian="Comic Sans MS1" style:font-size-asian="12pt" style:font-style-asian="normal" style:font-name-complex="Comic Sans MS1" style:font-size-complex="12pt"/>
    </style:style>
    <style:style style:name="T7" style:family="text">
      <style:text-properties fo:font-variant="normal" fo:text-transform="none" fo:color="#000000" style:text-line-through-style="none" style:text-line-through-type="none" style:text-position="0% 100%" style:font-name="Comic Sans MS" fo:font-size="16pt" fo:font-style="normal" style:text-underline-style="none" fo:font-weight="bold" style:font-name-asian="Comic Sans MS1" style:font-size-asian="16pt" style:font-style-asian="normal" style:font-weight-asian="bold" style:font-name-complex="Comic Sans MS1" style:font-size-complex="16pt"/>
    </style:style>
    <style:style style:name="T8" style:family="text">
      <style:text-properties fo:font-variant="normal" fo:text-transform="none" fo:color="#000000" style:text-line-through-style="none" style:text-line-through-type="none" style:text-position="0% 100%" style:font-name="Comic Sans MS" fo:font-size="12pt" fo:font-style="normal" style:text-underline-style="none" fo:font-weight="bold" style:font-name-asian="Comic Sans MS1" style:font-size-asian="12pt" style:font-style-asian="normal" style:font-weight-asian="bold" style:font-name-complex="Comic Sans MS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ser</text:span></text:p>
      <text:p text:style-name="P1"><text:span text:style-name="T2">Laser</text:span><text:span text:style-name="T3"> <text:s/>je zariadenie generujúce laserový lúč - monochromatické koherentné svetlo. Podstatu a princíp vyjadruje samotný výraz LASER, ktorý je skratka z anglického výrazu </text:span><text:span text:style-name="T4">Light Amplification by Stimulated Emission of Radiation</text:span><text:span text:style-name="T3">. V preklade znamená </text:span><text:span text:style-name="T4">zosilnenie svetla stimulovanou emisiou žiarenia.</text:span><text:span text:style-name="T3"> Slovenský výraz pre laser je aj "kvantový generátor svetla".</text:span></text:p>
      <text:p text:style-name="P1"><text:span text:style-name="T3"><text:s/>Aby sme to pochopili, vysvetlíme si základy vzájomného pôsobenia žiarenia a atómov. Môžu nastať tri prípady:</text:span></text:p>
      <text:p text:style-name="P4"/>
      <text:list xml:id="list2944234360" text:style-name="WWNum1">
        <text:list-item>
          <text:p text:style-name="P5"><text:span text:style-name="T2">Absorpcia</text:span><text:span text:style-name="T3"> – látka pohlcuje fotóny a elektróny prechádzajú na vyššie energetické hladiny. Atóm sa dostane do vzbudeného – excitovaného stavu. </text:span></text:p>
        </text:list-item>
        <text:list-item>
          <text:p text:style-name="P5"><text:span text:style-name="T2">Spontánna emisia</text:span><text:span text:style-name="T3"> – elektróny prechádzajú z vyššej energetickej hladiny na nižšiu hladinu, pričom ten rozdiel energie sa uvoľní vyžiarením fotónov. Excitované energetické hladiny, v ktorých môže atóm zotrvať dlhšiu dobu (až 10-8 s) nazývame </text:span><text:span text:style-name="T2">metastabilné</text:span><text:span text:style-name="T3">. <text:s/>Nastáva <text:s text:c="2"/>spontánna emisia, hovoríme o tzv. </text:span><text:span text:style-name="T2">luminiscencii</text:span><text:span text:style-name="T3"> (svätojánske mušky, TV obrazovky, žiarivky).</text:span></text:p>
        </text:list-item>
        <text:list-item>
          <text:p text:style-name="P5"><text:span text:style-name="T2">Stimulovaná emisia</text:span><text:span text:style-name="T3"> – nastáva vo vzbudených atómoch vonkajším pôsobením. Túto emisiu môže vyvolať len fotón rovnakej frekvencie, akú má fotón, ktorý emisiou vzniká.</text:span></text:p>
        </text:list-item>
      </text:list>
      <text:p text:style-name="P2"/>
      <text:p text:style-name="P1"><text:span text:style-name="T3">Ak počas doby, keď sa atóm nachádza v excitovanom stave dôjde k jeho vzájomnému pôsobeniu s ďalším fotónom zodpovedajúcej vlnovej dĺžky, tento fotón ho donúti prejsť do nižšieho energetického stavu, ale vyvolá vyžiarenie už dvoch rovnakých fotónov s rovnakou vlnovou dĺžkou, smerom aj fázou. To nazývame </text:span><text:span text:style-name="T2">stimulovanou emisiou a</text:span><text:span text:style-name="T3"> je základom laseru, pretože zosilnenie svetla vzniká vďaka stimulovanej emisii. Tento zosilňovač svetla umiestníme do optického rezonátora naladeného na príslušnú vlnovú dĺžku. Umiestnením do rezonátora, spontánne vyžiarený fotón opakovane prechádza materiálom, vyvoláva stimulovanú emisiu a takto vznikajúce fotóny vyvolávajú ďalšiu stimulovanú emisiu.</text:span></text:p>
      <text:p text:style-name="P1"><text:span text:style-name="T3">Optický rezonátor sa skladá z uzavretej dutiny s dvoma rovnobežnými kovovými zrkadlami. Jedno zrkadlo je vysokoreflexné a druhé polopriepustné. Polopriepustné zrkadlo prepustí časť vzniknutej svetelnej vlny von a druhá časť vlny sa vracia späť, kde umožňuje ďalšie zosilnenie svetla. Fotón opakovane prechádza materiálom, vyvoláva stimulovanú emisiu a takto vznikajúce fotóny vyvolávajú ďalšiu stimulovanú emisiu – dochádza k lavínovému efektu.Dutina zosilňuje len fotóny, ktoré sú správne orientované - správne usporiadané rezonátorom. Tieto fotóny tak budú mať identickú vlnovú dĺžku, smer a fázu. To znamená monochromatické koherentné svetlo. </text:span></text:p>
      <text:p text:style-name="P6"><text:span text:style-name="T6">Vďaka vysokej koherencii a monochromatickosti je v laserovom lúči sústredená veľká energia na malej ploche. To sa využíva na rezanie a vŕtanie materiálov </text:span></text:p>
      <text:p text:style-name="P6"><text:span text:style-name="T6">Malá rozbiehavosť a koherentnosť – umožňuje využitie pre optické dátové médiá (CD, DVD, Blu-ray, magnetooptické disky), meracie aplikácie. Monochromatickosť a možnosť rýchlej modulácie je využitá v optických komunikáciách. </text:span></text:p>
      <text:p text:style-name="P2"/>
      <text:p text:style-name="P2"/>
      <text:p text:style-name="P7"><text:span text:style-name="T7">Druhy laserov</text:span></text:p>
      <text:p text:style-name="P2"/>
      <text:p text:style-name="P7"><text:span text:style-name="T8">Podľa aktívnej látky sú tuhofázové (rubínový), polovodičové (laserová dióda), plynové (xenónový, argónový, CO2) a kvapalinové.</text:span></text:p>
      <text:p text:style-name="P2"/>
      <text:p text:style-name="P7"><text:span text:style-name="T8">Podľa typu prevádzky na pulzný a spojitý.</text:span></text:p>
      <text:p text:style-name="P2"/>
      <text:p text:style-name="P1"><text:span text:style-name="T3">Veľmi dôležitá je bezpečnosť, pretože laser má vysokú koncentráciu energie v ich lúči, často neviditeľnom. Sú povinne značené dohodnutou značkou a sú kategorizované do 4 kategórií. Len pre predstavu už pri výkone 50 W spôsobujú ťažké popáleniny, od 200 W prerežú osobu.</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mic Sans MS1" svg:font-family="'Comic Sans M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sk" fo:country="SK"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sk" fo:country="SK"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15%"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style:font-name="Comic Sans MS" fo:font-family="'Comic Sans M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445" meta:character-count="3287" meta:non-whitespace-character-count="2844"/>
    <meta:generator>LibreOfficeDev/6.0.5.2$Linux_X86_64 LibreOffice_project/</meta:generator>
  </office:meta>
</office:document-meta>
</file>